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62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3165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1.2098in"/>
    </style:style>
    <style:style style:name="co6" style:family="table-column">
      <style:table-column-properties fo:break-before="auto" style:column-width="1.3472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2528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3319in"/>
    </style:style>
    <style:style style:name="co11" style:family="table-column">
      <style:table-column-properties fo:break-before="auto" style:column-width="1.324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ext-properties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12" style:family="table-cell" style:parent-style-name="Default" style:data-style-name="N0"/>
    <style:style style:name="ce13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 style:data-style-name="N4"/>
    <style:style style:name="ce16" style:family="table-cell" style:parent-style-name="Default" style:data-style-name="N122"/>
    <style:style style:name="ce8" style:family="table-cell" style:parent-style-name="Default" style:data-style-name="N138"/>
    <style:style style:name="ce17" style:family="table-cell" style:parent-style-name="Default" style:data-style-name="N121"/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ff0000" fo:font-size="12pt" fo:font-weight="bold" style:font-size-asian="12pt" style:font-size-complex="12pt" style:font-weight-asian="bold" style:font-weight-complex="bold"/>
    </style:style>
    <style:style style:name="T3" style:family="text">
      <style:text-properties fo:font-size="12pt" fo:font-weight="bold" style:font-size-asian="12pt" style:font-size-complex="12pt" style:font-weight-asian="bold" style:font-weight-complex="bold"/>
    </style:style>
    <style:style style:name="T4" style:family="text">
      <style:text-properties style:font-name="Liberation Sans" style:font-size-asian="11pt" style:text-overline-style="none" style:text-overline-color="font-color" style:font-name-asian="Noto Sans CJK SC" style:font-name-complex="Lohit Devanagari" style:font-relief="none" style:text-emphasize="none" style:font-style-complex="normal" style:font-style-asian="normal" style:font-weight-complex="bold" style:font-weight-asian="bold" style:font-size-complex="10pt" style:text-line-through-mode="continuous" fo:text-shadow="none" style:text-outline="false" fo:font-style="normal" style:text-line-through-type="none" style:text-underline-style="none" style:text-underline-color="font-color" fo:font-weight="bold" style:language-asian="zh" style:country-asian="CN" fo:font-size="11pt" style:language-complex="hi" style:country-complex="IN" fo:language="en" fo:country="US"/>
    </style:style>
    <style:style style:name="T5" style:family="text">
      <style:text-properties style:font-name="Liberation Sans" style:text-overline-style="none" style:text-overline-color="font-color" style:font-name-asian="Noto Sans CJK SC" style:font-name-complex="Lohit Devanagari" style:font-relief="none" style:text-emphasize="none" style:font-style-complex="normal" style:font-style-asian="normal" style:font-size-complex="10pt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language-complex="hi" style:country-complex="IN" fo:language="en" fo:country="US" fo:font-size="10pt" fo:font-weight="normal" style:font-size-asian="10pt" style:font-weight-asian="normal" style:font-weight-complex="normal"/>
    </style:style>
    <style:style style:name="T6" style:family="text">
      <style:text-properties style:font-name="Liberation Sans" style:text-overline-style="none" style:text-overline-color="font-color" style:font-name-asian="Noto Sans CJK SC" style:font-name-complex="Lohit Devanagari" style:font-relief="none" style:text-emphasize="none" style:font-style-complex="normal" style:font-style-asian="normal" style:font-size-complex="10pt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language-complex="hi" style:country-complex="IN" fo:language="en" fo:country="US" fo:font-size="10pt" style:font-size-asian="10pt" fo:color="#ff0000" fo:font-weight="bold" style:font-weight-asian="bold" style:font-weight-complex="bold"/>
    </style:style>
    <style:style style:name="T7" style:family="text">
      <style:text-properties style:font-name="Liberation Sans" style:text-overline-style="none" style:text-overline-color="font-color" style:font-name-asian="Noto Sans CJK SC" style:font-name-complex="Lohit Devanagari" style:font-relief="none" style:text-emphasize="none" style:font-style-complex="normal" style:font-style-asian="normal" style:font-size-complex="10pt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language-complex="hi" style:country-complex="IN" fo:language="en" fo:country="US" fo:font-size="10pt" style:font-size-asian="10pt" fo:font-weight="normal" style:font-weight-asian="normal" style:font-weight-complex="normal"/>
    </style:style>
    <style:style style:name="T8" style:family="text">
      <style:text-properties style:font-name-asian="Noto Sans CJK SC" style:font-size-asian="11pt" style:text-overline-style="none" style:text-overline-color="font-color" fo:font-size="10pt" style:font-name-complex="Lohit Devanagari" style:font-relief="none" style:text-emphasize="none" style:font-style-complex="normal" style:font-style-asian="normal" style:font-weight-complex="bold" style:font-weight-asian="bold" style:font-size-complex="11pt" style:text-line-through-mode="continuous" fo:text-shadow="none" style:text-outline="false" fo:font-style="normal" style:text-line-through-type="none" style:text-underline-style="none" style:text-underline-color="font-color" fo:font-weight="bold" style:language-asian="zh" style:country-asian="CN" style:font-name="Liberation Sans" style:language-complex="hi" style:country-complex="IN" fo:language="en" fo:country="US"/>
    </style:style>
    <style:style style:name="T9" style:family="text">
      <style:text-properties style:font-name-asian="Noto Sans CJK SC" style:text-overline-style="none" style:text-overline-color="font-color" fo:font-size="10pt" style:font-name-complex="Lohit Devanagari" style:font-relief="none" style:text-emphasize="none" style:font-style-complex="normal" style:font-style-asian="normal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="Liberation Sans" style:language-complex="hi" style:country-complex="IN" fo:language="en" fo:country="US" fo:font-weight="normal" style:font-size-asian="10pt" style:font-size-complex="10pt" style:font-weight-asian="normal" style:font-weight-complex="normal"/>
    </style:style>
    <style:style style:name="T10" style:family="text">
      <style:text-properties style:font-name-asian="Noto Sans CJK SC" style:text-overline-style="none" style:text-overline-color="font-color" fo:font-size="10pt" style:font-name-complex="Lohit Devanagari" style:font-relief="none" style:text-emphasize="none" style:font-style-complex="normal" style:font-style-asian="normal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="Liberation Sans" style:language-complex="hi" style:country-complex="IN" fo:language="en" fo:country="US" style:font-size-asian="10pt" style:font-size-complex="10pt" fo:color="#ff0000" fo:font-weight="bold" style:font-weight-asian="bold" style:font-weight-complex="bold"/>
    </style:style>
    <style:style style:name="T11" style:family="text">
      <style:text-properties style:font-name-asian="Noto Sans CJK SC" style:text-overline-style="none" style:text-overline-color="font-color" fo:font-size="10pt" style:font-name-complex="Lohit Devanagari" style:font-relief="none" style:text-emphasize="none" style:font-style-complex="normal" style:font-style-asian="normal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="Liberation Sans" style:language-complex="hi" style:country-complex="IN" fo:language="en" fo:country="US" style:font-size-asian="10pt" style:font-size-complex="10pt" fo:font-weight="normal" style:font-weight-asian="normal" style:font-weight-complex="normal"/>
    </style:style>
    <style:style style:name="T1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style:language-complex="hi" style:country-complex="I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font-name="Liberation Sans"/>
    </style:style>
    <style:style style:name="T15" style:family="text">
      <style:text-properties fo:font-weight="bold" style:font-weight-asian="bold" style:font-weight-complex="bold" fo:color="#ff0000"/>
    </style:style>
    <style:style style:name="T16" style:family="text">
      <style:text-properties style:font-name-asian="Noto Sans CJK SC" style:text-overline-style="none" style:text-overline-color="font-color" fo:font-size="10pt" style:font-name-complex="Lohit Devanagari" style:font-relief="none" style:text-emphasize="none" style:font-style-complex="normal" style:font-style-asian="normal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="Liberation Sans" style:language-complex="hi" style:country-complex="IN" fo:language="en" fo:country="US" fo:font-weight="normal" style:font-weight-asian="normal" style:font-weight-complex="normal" style:font-size-asian="10pt" style:font-size-complex="10pt"/>
    </style:style>
    <style:style style:name="T17" style:family="text">
      <style:text-properties style:font-name-asian="Noto Sans CJK SC" style:text-overline-style="none" style:text-overline-color="font-color" fo:font-size="10pt" style:font-name-complex="Lohit Devanagari" style:font-relief="none" style:text-emphasize="none" style:font-style-complex="normal" style:font-style-asian="normal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="Liberation Sans" style:language-complex="hi" style:country-complex="IN" fo:language="en" fo:country="US" style:font-size-asian="10pt" style:font-size-complex="10pt" style:font-weight-complex="normal" fo:font-weight="normal" style:font-weight-asian="normal"/>
    </style:style>
    <style:style style:name="T18" style:family="text">
      <style:text-properties style:text-overline-style="none" style:text-overline-color="font-color" style:font-name="Liberation Sans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font-name-asian="Noto Sans CJK SC" fo:color="#111111" style:language-asian="zh" style:country-asian="C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19" style:family="text">
      <style:text-properties style:text-overline-style="none" style:text-overline-color="font-color" style:font-name="Liberation Sans" style:font-name-complex="Lohit Devanagari" style:font-weight-asian="bold" style:font-weight-complex="bold" style:font-style-asian="normal" style:font-style-complex="normal" style:text-emphasize="none" style:font-relief="none" style:font-name-asian="Noto Sans CJK SC" style:language-asian="zh" style:country-asian="C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fo:color="#ff0000" style:font-size-asian="10pt" style:font-size-complex="10pt"/>
    </style:style>
    <style:style style:name="T20" style:family="text">
      <style:text-properties style:text-overline-style="none" style:text-overline-color="font-color" style:font-name="Liberation Sans" style:font-name-complex="Lohit Devanagari" style:font-style-asian="normal" style:font-style-complex="normal" style:text-emphasize="none" style:font-relief="none" style:font-name-asian="Noto Sans CJK SC" style:language-asian="zh" style:country-asian="CN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fo:font-weight="normal" style:font-weight-asian="normal" style:font-weight-complex="normal"/>
    </style:style>
    <style:style style:name="T21" style:family="text">
      <style:text-properties style:font-name-complex="Lohit Devanagari" style:language-asian="zh" style:country-asian="CN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style:font-name="Liberation Sans"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/>
    </style:style>
    <style:style style:name="T22" style:family="text">
      <style:text-properties style:font-name-complex="Lohit Devanagari" style:language-asian="zh" style:country-asian="CN" style:font-style-asian="normal" style:font-style-complex="normal" style:text-emphasize="none" style:font-relief="none" style:font-name-asian="Noto Sans CJK SC" style:font-name="Liberation Sans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color="#3465a4" fo:font-size="12pt" fo:font-weight="bold" style:font-size-asian="12pt" style:font-size-complex="12pt" style:font-weight-asian="bold" style:font-weight-complex="bold"/>
    </style:style>
    <style:style style:name="T23" style:family="text">
      <style:text-properties style:font-name-complex="Lohit Devanagari" style:language-asian="zh" style:country-asian="CN" style:font-style-asian="normal" style:font-style-complex="normal" style:text-emphasize="none" style:font-relief="none" style:font-name-asian="Noto Sans CJK SC" style:font-name="Liberation Sans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font-size="12pt" fo:font-weight="bold" style:font-size-asian="12pt" style:font-size-complex="12pt" style:font-weight-asian="bold" style:font-weight-complex="bold" fo:color="#000000"/>
    </style:style>
    <style:style style:name="T24" style:family="text">
      <style:text-properties style:font-name-complex="Lohit Devanagari" style:language-asian="zh" style:country-asian="CN" style:font-style-asian="normal" style:font-style-complex="normal" style:text-emphasize="none" style:font-relief="none" style:font-name-asian="Noto Sans CJK SC" style:font-name="Liberation Sans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font-size="12pt" fo:font-weight="bold" style:font-size-asian="12pt" style:font-size-complex="12pt" style:font-weight-asian="bold" style:font-weight-complex="bold" fo:color="#ff000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language-asian="zh" style:country-asian="C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/>
    </style:style>
    <style:style style:name="T2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language-asian="zh" style:country-asian="C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fo:font-weight="normal" style:font-weight-asian="normal" style:font-weight-complex="normal"/>
    </style:style>
    <style:style style:name="T2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language-asian="zh" style:country-asian="C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Noto Sans CJK SC" fo:color="#ff0000" fo:font-weight="bold" style:font-weight-asian="bold" style:font-weight-complex="bold"/>
    </style:style>
    <style:style style:name="T29" style:family="text">
      <style:text-properties style:language-complex="hi" style:country-complex="IN" style:language-asian="zh" style:country-asian="CN"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text-line-through-mode="continuous" fo:text-shadow="none" style:text-outline="false" fo:font-style="normal" style:text-line-through-type="none" style:text-underline-style="none" style:text-underline-color="font-color" fo:font-weight="bold" style:font-name-complex="Lohit Devanagari" fo:font-size="10pt" style:font-name-asian="Noto Sans CJK SC" fo:language="en" fo:country="US"/>
    </style:style>
    <style:style style:name="T30" style:family="text">
      <style:text-properties style:language-complex="hi" style:country-complex="IN" style:language-asian="zh" style:country-asian="CN" style:font-name="Liberation Sans" style:text-overline-style="none" style:text-overline-color="font-color" style:font-relief="none" style:text-emphasize="none" style:font-style-complex="normal" style:font-style-asian="normal" style:font-size-complex="10pt" style:font-size-asian="10pt" style:text-line-through-mode="continuous" fo:text-shadow="none" style:text-outline="false" fo:font-style="normal" style:text-line-through-type="none" style:text-underline-style="none" style:text-underline-color="font-color" style:font-name-complex="Lohit Devanagari" fo:font-size="10pt" style:font-name-asian="Noto Sans CJK SC" fo:language="en" fo:country="US" fo:font-weight="normal" style:font-weight-asian="normal" style:font-weight-complex="normal"/>
    </style:style>
    <style:style style:name="T31" style:family="text">
      <style:text-properties style:language-complex="hi" style:country-complex="IN" style:language-asian="zh" style:country-asian="CN" style:font-name="Liberation Sans" style:text-overline-style="none" style:text-overline-color="font-color" style:font-relief="none" style:text-emphasize="none" style:font-style-complex="normal" style:font-style-asian="normal" style:font-size-complex="10pt" style:font-size-asian="10pt" style:text-line-through-mode="continuous" fo:text-shadow="none" style:text-outline="false" fo:font-style="normal" style:text-line-through-type="none" style:text-underline-style="none" style:text-underline-color="font-color" style:font-name-complex="Lohit Devanagari" fo:font-size="10pt" style:font-name-asian="Noto Sans CJK SC" fo:language="en" fo:country="US" fo:color="#ff0000" fo:font-weight="bold" style:font-weight-asian="bold" style:font-weight-complex="bold"/>
    </style:style>
    <style:style style:name="T32" style:family="text">
      <style:text-properties style:language-complex="hi" style:country-complex="IN" style:language-asian="zh" style:country-asian="CN" style:font-name="Liberation Sans" style:text-overline-style="none" style:text-overline-color="font-color" style:font-relief="none" style:text-emphasize="none" style:font-style-complex="normal" style:font-style-asian="normal" style:font-size-complex="10pt" style:font-size-asian="10pt" style:text-line-through-mode="continuous" fo:text-shadow="none" style:text-outline="false" fo:font-style="normal" style:text-line-through-type="none" style:text-underline-style="none" style:text-underline-color="font-color" style:font-name-complex="Lohit Devanagari" fo:font-size="10pt" style:font-name-asian="Noto Sans CJK SC" fo:language="en" fo:country="US" fo:font-weight="bold" style:font-weight-asian="bold" style:font-weight-complex="bold" fo:color="#000000"/>
    </style:style>
    <style:style style:name="T33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4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ff0000" fo:font-weight="bold" style:font-weight-asian="bold" style:font-weight-complex="bold"/>
    </style:style>
    <style:style style:name="T37" style:family="text">
      <style:text-properties fo:font-weight="bold" style:font-weight-asian="bold" style:font-weight-complex="bold" fo:color="#000000"/>
    </style:style>
    <style:style style:name="T38" style:family="text">
      <style:text-properties fo:color="#ff0000"/>
    </style:style>
    <style:style style:name="T39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40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ff0000" fo:font-weight="bold" style:font-weight-asian="bold" style:font-weight-complex="bold"/>
    </style:style>
    <style:style style:name="T41" style:family="text">
      <style:text-properties style:font-name-complex="Lohit Devanagari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name-asian="Noto Sans CJK SC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###<text:span text:style-name="T1">MOLPRO RESULTS</text:span>###</text:p>
          </table:table-cell>
          <table:table-cell office:value-type="string" calcext:value-type="string" table:number-columns-spanned="1" table:number-rows-spanned="2">
            <text:p><text:span text:style-name="T35">CC-PVDZ/</text:span><text:span text:style-name="T36">Energy</text:span></text:p>
          </table:table-cell>
          <table:table-cell office:value-type="string" calcext:value-type="string" table:number-columns-spanned="1" table:number-rows-spanned="2">
            <text:p>  <text:span text:style-name="T13">(IP in au)</text:span> = E2-E1</text:p>
          </table:table-cell>
          <table:table-cell office:value-type="string" calcext:value-type="string" table:number-columns-spanned="1" table:number-rows-spanned="2">
            <text:p> <text:span text:style-name="T13">(IP in ev)</text:span>= E2-E1</text:p>
          </table:table-cell>
          <table:table-cell table:style-name="ce13" office:value-type="string" calcext:value-type="string" table:number-columns-spanned="1" table:number-rows-spanned="2">
            <text:p>Exp. value(in ev)</text:p>
          </table:table-cell>
          <table:table-cell office:value-type="string" calcext:value-type="string" table:number-columns-spanned="1" table:number-rows-spanned="2">
            <text:p>CC-PVTZ/<text:span text:style-name="T13">Energy</text:span></text:p>
          </table:table-cell>
          <table:table-cell office:value-type="string" calcext:value-type="string" table:number-columns-spanned="1" table:number-rows-spanned="2">
            <text:p><text:span text:style-name="T13">(IP in au) </text:span><text:span text:style-name="T37">= </text:span>E2-E1</text:p>
          </table:table-cell>
          <table:table-cell office:value-type="string" calcext:value-type="string" table:number-columns-spanned="1" table:number-rows-spanned="2">
            <text:p> <text:span text:style-name="T13">(IP in ev)</text:span> = E2-E1</text:p>
          </table:table-cell>
          <table:table-cell office:value-type="string" calcext:value-type="string" table:number-columns-spanned="1" table:number-rows-spanned="2">
            <text:p>CC-PVQZ/ <text:span text:style-name="T38">Energy</text:span></text:p>
          </table:table-cell>
          <table:table-cell office:value-type="string" calcext:value-type="string" table:number-columns-spanned="1" table:number-rows-spanned="2">
            <text:p> <text:span text:style-name="T13">(IP in au)</text:span><text:span text:style-name="T25"> </text:span>= E2-E1</text:p>
          </table:table-cell>
          <table:table-cell office:value-type="string" calcext:value-type="string" table:number-columns-spanned="1" table:number-rows-spanned="2">
            <text:p><text:span text:style-name="T39"> </text:span><text:span text:style-name="T40">(IP in ev) </text:span><text:span text:style-name="T41">= E2-E1</text:span></text:p>
          </table:table-cell>
        </table:table-row>
        <table:table-row table:style-name="ro2">
          <table:table-cell office:value-type="string" calcext:value-type="string">
            <text:p><text:span text:style-name="T2">Methods</text:span>/<text:span text:style-name="T3">Basis-set</text:span></text:p>
          </table:table-cell>
          <table:covered-table-cell table:number-columns-repeated="4"/>
          <table:covered-table-cell office:value-type="string" calcext:value-type="string">
            <text:p>ENERGY</text:p>
          </table:covered-table-cell>
          <table:covered-table-cell table:number-columns-repeated="2"/>
          <table:covered-table-cell office:value-type="string" calcext:value-type="string">
            <text:p>ENERGY</text:p>
          </table:covered-table-cell>
          <table:covered-table-cell table:number-columns-repeated="2"/>
        </table:table-row>
        <table:table-row table:style-name="ro3">
          <table:table-cell office:value-type="string" calcext:value-type="string">
            <text:p><text:span text:style-name="T4">12_45_Azaborine</text:span><text:span text:style-name="T5">_</text:span><text:span text:style-name="T6">HF</text:span><text:span text:style-name="T7">(E1)</text:span></text:p>
          </table:table-cell>
          <table:table-cell office:value-type="float" office:value="-237.492717" calcext:value-type="float">
            <text:p>-237.492717</text:p>
          </table:table-cell>
          <table:table-cell table:style-name="ce2" table:formula="of:=[.B4]-[.B3]" office:value-type="float" office:value="0.229768000000007" calcext:value-type="float" table:number-columns-spanned="1" table:number-rows-spanned="2">
            <text:p>0.229768</text:p>
          </table:table-cell>
          <table:table-cell table:style-name="ce3" table:formula="of:=[.C3]*27.211396" office:value-type="float" office:value="6.25230803612819" calcext:value-type="float" table:number-columns-spanned="1" table:number-rows-spanned="2">
            <text:p>6.25231</text:p>
          </table:table-cell>
          <table:table-cell table:style-name="ce6" table:number-columns-spanned="1" table:number-rows-spanned="10"/>
          <table:table-cell/>
          <table:table-cell table:style-name="ce2" table:number-columns-spanned="1" table:number-rows-spanned="2"/>
          <table:table-cell table:style-name="ce3"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</table:table-row>
        <table:table-row table:style-name="ro3">
          <table:table-cell office:value-type="string" calcext:value-type="string">
            <text:p><text:span text:style-name="T8">12_45_Azaborine</text:span><text:span text:style-name="T9">_</text:span><text:span text:style-name="T10">Ionized_HF</text:span><text:span text:style-name="T11">(E2)</text:span></text:p>
          </table:table-cell>
          <table:table-cell office:value-type="float" office:value="-237.262949" calcext:value-type="float">
            <text:p>-237.262949</text:p>
          </table:table-cell>
          <table:covered-table-cell/>
          <table:covered-table-cell table:style-name="ce3" table:formula="of:=[.C4]*27.211396" office:value-type="float" office:value="0" calcext:value-type="float">
            <text:p>0.00000</text:p>
          </table:covered-table-cell>
          <table:covered-table-cell table:style-name="ce6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4">
          <table:table-cell office:value-type="string" calcext:value-type="string">
            <text:p><text:span text:style-name="T12">12_45_Azaborine</text:span>_<text:span text:style-name="T13">MP2</text:span> (E1)</text:p>
          </table:table-cell>
          <table:table-cell office:value-type="float" office:value="-238.291393" calcext:value-type="float">
            <text:p>-238.291393</text:p>
          </table:table-cell>
          <table:table-cell table:style-name="ce2" table:formula="of:=[.B6]-[.B5]" office:value-type="float" office:value="0.286045000000001" calcext:value-type="float" table:number-columns-spanned="1" table:number-rows-spanned="2">
            <text:p>0.286045</text:p>
          </table:table-cell>
          <table:table-cell table:style-name="ce3" table:formula="of:=[.C5]*27.211396" office:value-type="float" office:value="7.78368376882003" calcext:value-type="float" table:number-columns-spanned="1" table:number-rows-spanned="2">
            <text:p>7.78368</text:p>
          </table:table-cell>
          <table:covered-table-cell table:style-name="ce6"/>
          <table:table-cell/>
          <table:table-cell table:style-name="ce2" table:number-columns-spanned="1" table:number-rows-spanned="2"/>
          <table:table-cell table:style-name="ce3" table:number-columns-spanned="1" table:number-rows-spanned="2"/>
          <table:table-cell/>
          <table:table-cell table:number-columns-spanned="1" table:number-rows-spanned="2"/>
          <table:table-cell/>
        </table:table-row>
        <table:table-row table:style-name="ro5">
          <table:table-cell office:value-type="string" calcext:value-type="string">
            <text:p><text:span text:style-name="T12">12_45_Azaborine</text:span>_<text:span text:style-name="T13">Ionized</text:span>_<text:span text:style-name="T13">MP2</text:span>(E2)</text:p>
          </table:table-cell>
          <table:table-cell office:value-type="float" office:value="-238.005348" calcext:value-type="float">
            <text:p>-238.005348</text:p>
          </table:table-cell>
          <table:covered-table-cell/>
          <table:covered-table-cell table:style-name="ce3"/>
          <table:covered-table-cell table:style-name="ce6"/>
          <table:table-cell/>
          <table:covered-table-cell table:number-columns-repeated="2"/>
          <table:table-cell/>
          <table:covered-table-cell/>
          <table:table-cell/>
        </table:table-row>
        <table:table-row table:style-name="ro6">
          <table:table-cell office:value-type="string" calcext:value-type="string">
            <text:p><text:span text:style-name="T12">12_45_Azaborine</text:span>_<text:span text:style-name="T13">CCSD</text:span>(E1)</text:p>
          </table:table-cell>
          <table:table-cell office:value-type="float" office:value="-238.323595" calcext:value-type="float">
            <text:p>-238.323595</text:p>
          </table:table-cell>
          <table:table-cell table:style-name="ce2" table:formula="of:=[.B8]-[.B7]" office:value-type="float" office:value="0.272532000000012" calcext:value-type="float" table:number-columns-spanned="1" table:number-rows-spanned="2">
            <text:p>0.272532</text:p>
          </table:table-cell>
          <table:table-cell table:style-name="ce2" table:formula="of:=[.C7]*27.211396" office:value-type="float" office:value="7.41597617467233" calcext:value-type="float" table:number-columns-spanned="1" table:number-rows-spanned="2">
            <text:p>7.415976</text:p>
          </table:table-cell>
          <table:covered-table-cell table:style-name="ce6"/>
          <table:table-cell/>
          <table:table-cell table:style-name="ce2" table:number-columns-spanned="1" table:number-rows-spanned="2"/>
          <table:table-cell table:style-name="ce3" table:number-columns-spanned="1" table:number-rows-spanned="2"/>
          <table:table-cell/>
          <table:table-cell table:number-columns-spanned="1" table:number-rows-spanned="2"/>
          <table:table-cell/>
        </table:table-row>
        <table:table-row table:style-name="ro7">
          <table:table-cell office:value-type="string" calcext:value-type="string">
            <text:p><text:span text:style-name="T14">12_45_Azaborine</text:span><text:span text:style-name="T15">_Ionized_CCSD</text:span>(E2)</text:p>
          </table:table-cell>
          <table:table-cell office:value-type="float" office:value="-238.051063" calcext:value-type="float">
            <text:p>-238.051063</text:p>
          </table:table-cell>
          <table:covered-table-cell table:number-columns-repeated="2"/>
          <table:covered-table-cell table:style-name="ce6"/>
          <table:table-cell/>
          <table:covered-table-cell table:number-columns-repeated="2"/>
          <table:table-cell/>
          <table:covered-table-cell/>
          <table:table-cell/>
        </table:table-row>
        <table:table-row table:style-name="ro8">
          <table:table-cell office:value-type="string" calcext:value-type="string" table:number-columns-spanned="1" table:number-rows-spanned="2">
            <text:p><text:span text:style-name="T12">12_45_Azaborine</text:span>_<text:span text:style-name="T13">CCSDT</text:span>(E1)</text:p>
          </table:table-cell>
          <table:table-cell office:value-type="float" office:value="-238.360084" calcext:value-type="float" table:number-columns-spanned="1" table:number-rows-spanned="2">
            <text:p>-238.360084</text:p>
          </table:table-cell>
          <table:table-cell table:style-name="ce2" table:formula="of:=[.B11]-[.B9]" office:value-type="float" office:value="0.278086000000002" calcext:value-type="float" table:number-columns-spanned="1" table:number-rows-spanned="4">
            <text:p>0.278086</text:p>
          </table:table-cell>
          <table:table-cell table:style-name="ce2" table:formula="of:=[.C9]*27.211396" office:value-type="float" office:value="7.56710826805606" calcext:value-type="float" table:number-columns-spanned="1" table:number-rows-spanned="4">
            <text:p>7.567108</text:p>
          </table:table-cell>
          <table:covered-table-cell table:style-name="ce6"/>
          <table:table-cell table:number-columns-spanned="1" table:number-rows-spanned="2"/>
          <table:table-cell table:style-name="ce2" table:number-columns-spanned="1" table:number-rows-spanned="4"/>
          <table:table-cell table:style-name="ce3" table:number-columns-spanned="1" table:number-rows-spanned="4"/>
          <table:table-cell table:number-columns-spanned="1" table:number-rows-spanned="2"/>
          <table:table-cell table:number-columns-spanned="1" table:number-rows-spanned="4"/>
          <table:table-cell table:number-columns-spanned="1" table:number-rows-spanned="4"/>
        </table:table-row>
        <table:table-row table:style-name="ro8">
          <table:covered-table-cell office:value-type="string" calcext:value-type="string">
            <text:p>C6H6_CCSDT(E1)</text:p>
          </table:covered-table-cell>
          <table:covered-table-cell table:number-columns-repeated="3"/>
          <table:covered-table-cell table:style-name="ce6"/>
          <table:covered-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12">12_45_Azaborine</text:span>_<text:span text:style-name="T13">Ionized_CCSDT</text:span>(E2)</text:p>
          </table:table-cell>
          <table:table-cell office:value-type="float" office:value="-238.081998" calcext:value-type="float" table:number-columns-spanned="1" table:number-rows-spanned="2">
            <text:p>-238.081998</text:p>
          </table:table-cell>
          <table:covered-table-cell table:number-columns-repeated="2"/>
          <table:covered-table-cell table:style-name="ce6"/>
          <table:table-cell table:number-columns-spanned="1" table:number-rows-spanned="2"/>
          <table:covered-table-cell table:number-columns-repeated="2"/>
          <table:table-cell table:number-columns-spanned="1" table:number-rows-spanned="2"/>
          <table:covered-table-cell table:number-columns-repeated="2"/>
        </table:table-row>
        <table:table-row table:style-name="ro8">
          <table:covered-table-cell table:number-columns-repeated="4"/>
          <table:covered-table-cell table:style-name="ce6"/>
          <table:covered-table-cell table:number-columns-repeated="6"/>
        </table:table-row>
        <table:table-row table:style-name="ro8">
          <table:table-cell table:number-columns-repeated="4"/>
          <table:table-cell table:style-name="ce3"/>
          <table:table-cell/>
          <table:table-cell table:style-name="ce16"/>
          <table:table-cell table:style-name="ce17"/>
          <table:table-cell table:number-columns-repeated="3"/>
        </table:table-row>
        <table:table-row table:style-name="ro8">
          <table:table-cell office:value-type="string" calcext:value-type="string" table:number-columns-spanned="1" table:number-rows-spanned="2">
            <text:p><text:span text:style-name="T4">12_Azaborine</text:span><text:span text:style-name="T5">_</text:span><text:span text:style-name="T6">HF</text:span><text:span text:style-name="T7">(E1)</text:span></text:p>
          </table:table-cell>
          <table:table-cell office:value-type="float" office:value="-234.120488" calcext:value-type="float" table:number-columns-spanned="1" table:number-rows-spanned="2">
            <text:p>-234.120488</text:p>
          </table:table-cell>
          <table:table-cell table:style-name="ce2" table:formula="of:=[.B16]-[.B14]" office:value-type="float" office:value="0.269052999999985" calcext:value-type="float" table:number-columns-spanned="1" table:number-rows-spanned="4">
            <text:p>0.269053</text:p>
          </table:table-cell>
          <table:table-cell table:style-name="ce2" table:formula="of:=[.C14]*27.211396" office:value-type="float" office:value="7.3213077279876" calcext:value-type="float" table:number-columns-spanned="1" table:number-rows-spanned="4">
            <text:p>7.321308</text:p>
          </table:table-cell>
          <table:table-cell table:style-name="ce3" table:number-columns-spanned="1" table:number-rows-spanned="16"/>
          <table:table-cell/>
          <table:table-cell office:value-type="string" calcext:value-type="string">
            <text:p>1,3</text:p>
          </table:table-cell>
          <table:table-cell office:value-type="string" calcext:value-type="string">
            <text:p>1,4</text:p>
          </table:table-cell>
          <table:table-cell table:number-columns-repeated="3"/>
        </table:table-row>
        <table:table-row table:style-name="ro8">
          <table:covered-table-cell table:number-columns-repeated="4"/>
          <table:covered-table-cell table:style-name="ce3"/>
          <table:table-cell/>
          <table:table-cell office:value-type="float" office:value="33.1" calcext:value-type="float">
            <text:p>33.1</text:p>
          </table:table-cell>
          <table:table-cell office:value-type="float" office:value="23.2" calcext:value-type="float">
            <text:p>23.2</text:p>
          </table:table-cell>
          <table:table-cell table:number-columns-repeated="3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2_Azaborine</text:span><text:span text:style-name="T9">_</text:span><text:span text:style-name="T10">Ionized_HF</text:span><text:span text:style-name="T11">(E2)</text:span></text:p>
          </table:table-cell>
          <table:table-cell office:value-type="float" office:value="-233.851435" calcext:value-type="float" table:number-columns-spanned="1" table:number-rows-spanned="2">
            <text:p>-233.851435</text:p>
          </table:table-cell>
          <table:covered-table-cell table:number-columns-repeated="2"/>
          <table:covered-table-cell table:style-name="ce3"/>
          <table:table-cell office:value-type="float" office:value="627.5096" calcext:value-type="float">
            <text:p>627.5096</text:p>
          </table:table-cell>
          <table:table-cell table:style-name="ce8" table:formula="of:=(-[.B14]+[.B31])*[.$F$16]" office:value-type="float" office:value="44.2595071071911" calcext:value-type="float">
            <text:p>44.3</text:p>
          </table:table-cell>
          <table:table-cell table:style-name="ce8" table:formula="of:=(-[.B14]+[.B48])*[.$F$16]" office:value-type="float" office:value="33.6031390800008" calcext:value-type="float">
            <text:p>33.6</text:p>
          </table:table-cell>
          <table:table-cell office:value-type="string" calcext:value-type="string">
            <text:p>HF</text:p>
          </table:table-cell>
          <table:table-cell table:number-columns-repeated="2"/>
        </table:table-row>
        <table:table-row table:style-name="ro8">
          <table:covered-table-cell table:number-columns-repeated="4"/>
          <table:covered-table-cell table:style-name="ce3"/>
          <table:table-cell/>
          <table:table-cell table:style-name="ce8" table:formula="of:=-([.B18]-[.B35])*627.5096" office:value-type="float" office:value="35.0137806607884" calcext:value-type="float">
            <text:p>35.0</text:p>
          </table:table-cell>
          <table:table-cell table:style-name="ce8" table:formula="of:=-([.B18]-[.B52])*627.5096" office:value-type="float" office:value="32.6976427271863" calcext:value-type="float">
            <text:p>32.7</text:p>
          </table:table-cell>
          <table:table-cell office:value-type="string" calcext:value-type="string">
            <text:p>MP2</text:p>
          </table:table-cell>
          <table:table-cell table:number-columns-repeated="2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2_Azaborine</text:span><text:span text:style-name="T9">_</text:span><text:span text:style-name="T10">MP2</text:span><text:span text:style-name="T11"> (E1)</text:span></text:p>
          </table:table-cell>
          <table:table-cell office:value-type="float" office:value="-234.900323" calcext:value-type="float" table:number-columns-spanned="1" table:number-rows-spanned="2">
            <text:p>-234.900323</text:p>
          </table:table-cell>
          <table:table-cell table:style-name="ce2" table:formula="of:=[.B20]-[.B18]" office:value-type="float" office:value="0.315436999999974" calcext:value-type="float" table:number-columns-spanned="1" table:number-rows-spanned="4">
            <text:p>0.315437</text:p>
          </table:table-cell>
          <table:table-cell table:style-name="ce2" table:formula="of:=[.C18]*27.211396" office:value-type="float" office:value="8.58348112005131" calcext:value-type="float" table:number-columns-spanned="1" table:number-rows-spanned="4">
            <text:p>8.583481</text:p>
          </table:table-cell>
          <table:covered-table-cell table:style-name="ce3"/>
          <table:table-cell/>
          <table:table-cell table:style-name="ce8" table:formula="of:=-([.B22]-[.B39])*627.5096" office:value-type="float" office:value="38.8811223255979" calcext:value-type="float">
            <text:p>38.9</text:p>
          </table:table-cell>
          <table:table-cell table:style-name="ce8" table:formula="of:=-([.B22]-[.B56])*627.5096" office:value-type="float" office:value="33.041517987992" calcext:value-type="float">
            <text:p>33.0</text:p>
          </table:table-cell>
          <table:table-cell office:value-type="string" calcext:value-type="string">
            <text:p>CCSD</text:p>
          </table:table-cell>
          <table:table-cell table:number-columns-repeated="2"/>
        </table:table-row>
        <table:table-row table:style-name="ro8">
          <table:covered-table-cell table:number-columns-repeated="4"/>
          <table:covered-table-cell table:style-name="ce3"/>
          <table:table-cell/>
          <table:table-cell table:style-name="ce8" table:formula="of:=-([.B26]-[.B43])*627.5096" office:value-type="float" office:value="37.5150339264048" calcext:value-type="float">
            <text:p>37.5</text:p>
          </table:table-cell>
          <table:table-cell table:style-name="ce8" table:formula="of:=-([.B26]-[.B60])*627.5096" office:value-type="float" office:value="32.9040933856001" calcext:value-type="float">
            <text:p>32.9</text:p>
          </table:table-cell>
          <table:table-cell office:value-type="string" calcext:value-type="string">
            <text:p>CCSD(T)</text:p>
          </table:table-cell>
          <table:table-cell table:number-columns-repeated="2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2_Azaborine</text:span><text:span text:style-name="T16">_</text:span><text:span text:style-name="T10">Ionized</text:span><text:span text:style-name="T17">_</text:span><text:span text:style-name="T10">MP2</text:span><text:span text:style-name="T11">(E2)</text:span></text:p>
          </table:table-cell>
          <table:table-cell office:value-type="float" office:value="-234.584886" calcext:value-type="float" table:number-columns-spanned="1" table:number-rows-spanned="2">
            <text:p>-234.584886</text:p>
          </table:table-cell>
          <table:covered-table-cell table:number-columns-repeated="2"/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2_Azaborine</text:span><text:span text:style-name="T9">_</text:span><text:span text:style-name="T10">CCSD</text:span><text:span text:style-name="T11">(E1)</text:span></text:p>
          </table:table-cell>
          <table:table-cell office:value-type="float" office:value="-234.941985" calcext:value-type="float" table:number-columns-spanned="1" table:number-rows-spanned="2">
            <text:p>-234.941985</text:p>
          </table:table-cell>
          <table:table-cell table:style-name="ce2" table:formula="of:=[.B24]-[.B22]" office:value-type="float" office:value="0.304943999999978" calcext:value-type="float" table:number-columns-spanned="1" table:number-rows-spanned="4">
            <text:p>0.304944</text:p>
          </table:table-cell>
          <table:table-cell table:style-name="ce2" table:formula="of:=[.C22]*27.211396" office:value-type="float" office:value="8.29795194182339" calcext:value-type="float" table:number-columns-spanned="1" table:number-rows-spanned="4">
            <text:p>8.297952</text:p>
          </table:table-cell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18">12_Azaborine</text:span><text:span text:style-name="T19">_Ionized_CCSD</text:span><text:span text:style-name="T20">(E2)</text:span></text:p>
          </table:table-cell>
          <table:table-cell office:value-type="float" office:value="-234.637041" calcext:value-type="float" table:number-columns-spanned="1" table:number-rows-spanned="2">
            <text:p>-234.637041</text:p>
          </table:table-cell>
          <table:covered-table-cell table:number-columns-repeated="2"/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2_Azaborine</text:span><text:span text:style-name="T9">_</text:span><text:span text:style-name="T10">CCSDT</text:span><text:span text:style-name="T11">(E1)</text:span></text:p>
          </table:table-cell>
          <table:table-cell office:value-type="float" office:value="-234.976806" calcext:value-type="float" table:number-columns-spanned="1" table:number-rows-spanned="2">
            <text:p>-234.976806</text:p>
          </table:table-cell>
          <table:table-cell table:style-name="ce2" table:formula="of:=[.B28]-[.B26]" office:value-type="float" office:value="0.307558" calcext:value-type="float" table:number-columns-spanned="1" table:number-rows-spanned="4">
            <text:p>0.307558</text:p>
          </table:table-cell>
          <table:table-cell table:style-name="ce2" table:formula="of:=[.C26]*27.211396" office:value-type="float" office:value="8.36908253096801" calcext:value-type="float" table:number-columns-spanned="1" table:number-rows-spanned="4">
            <text:p>8.369083</text:p>
          </table:table-cell>
          <table:covered-table-cell table:style-name="ce3"/>
          <table:table-cell table:number-columns-repeated="6"/>
        </table:table-row>
        <table:table-row table:style-name="ro8">
          <table:covered-table-cell table:number-columns-repeated="3"/>
          <table:covered-table-cell table:style-name="ce12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2_Azaborine</text:span><text:span text:style-name="T9">_</text:span><text:span text:style-name="T10">Ionized_CCSDT</text:span><text:span text:style-name="T11">(E2)</text:span></text:p>
          </table:table-cell>
          <table:table-cell office:value-type="float" office:value="-234.669248" calcext:value-type="float" table:number-columns-spanned="1" table:number-rows-spanned="2">
            <text:p>-234.669248</text:p>
          </table:table-cell>
          <table:covered-table-cell/>
          <table:covered-table-cell table:style-name="ce12"/>
          <table:covered-table-cell table:style-name="ce3"/>
          <table:table-cell table:number-columns-repeated="6"/>
        </table:table-row>
        <table:table-row table:style-name="ro8">
          <table:covered-table-cell table:number-columns-repeated="3"/>
          <table:covered-table-cell table:style-name="ce12"/>
          <table:covered-table-cell table:style-name="ce3"/>
          <table:table-cell table:number-columns-repeated="6"/>
        </table:table-row>
        <table:table-row table:style-name="ro8">
          <table:table-cell table:number-columns-repeated="4"/>
          <table: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4">13_Azaborine</text:span><text:span text:style-name="T5">_</text:span><text:span text:style-name="T6">HF</text:span><text:span text:style-name="T7">(E1)</text:span></text:p>
          </table:table-cell>
          <table:table-cell office:value-type="float" office:value="-234.049956" calcext:value-type="float" table:number-columns-spanned="1" table:number-rows-spanned="2">
            <text:p>-234.049956</text:p>
          </table:table-cell>
          <table:table-cell table:style-name="ce2" table:formula="of:=[.B33]-[.B31]" office:value-type="float" office:value="0.254723000000013" calcext:value-type="float" table:number-columns-spanned="1" table:number-rows-spanned="4">
            <text:p>0.254723</text:p>
          </table:table-cell>
          <table:table-cell table:style-name="ce2" table:formula="of:=[.C31]*27.211396" office:value-type="float" office:value="6.93136842330835" calcext:value-type="float" table:number-columns-spanned="1" table:number-rows-spanned="4">
            <text:p>6.931368</text:p>
          </table:table-cell>
          <table:table-cell table:style-name="ce3" table:number-columns-spanned="1" table:number-rows-spanned="16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3_Azaborine</text:span><text:span text:style-name="T9">_</text:span><text:span text:style-name="T10">Ionized_HF</text:span><text:span text:style-name="T11">(E2)</text:span></text:p>
          </table:table-cell>
          <table:table-cell office:value-type="float" office:value="-233.795233" calcext:value-type="float" table:number-columns-spanned="1" table:number-rows-spanned="2">
            <text:p>-233.795233</text:p>
          </table:table-cell>
          <table:covered-table-cell table:number-columns-repeated="2"/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3_Azaborine</text:span><text:span text:style-name="T9">_</text:span><text:span text:style-name="T10">MP2</text:span><text:span text:style-name="T11"> (E1)</text:span></text:p>
          </table:table-cell>
          <table:table-cell office:value-type="float" office:value="-234.844525" calcext:value-type="float" table:number-columns-spanned="1" table:number-rows-spanned="2">
            <text:p>-234.844525</text:p>
          </table:table-cell>
          <table:table-cell table:style-name="ce2" table:formula="of:=[.B37]-[.B35]" office:value-type="float" office:value="0.308778000000018" calcext:value-type="float" table:number-columns-spanned="1" table:number-rows-spanned="4">
            <text:p>0.308778</text:p>
          </table:table-cell>
          <table:table-cell table:style-name="ce2" table:formula="of:=[.C35]*27.211396" office:value-type="float" office:value="8.40228043408849" calcext:value-type="float" table:number-columns-spanned="1" table:number-rows-spanned="4">
            <text:p>8.402280</text:p>
          </table:table-cell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3_Azaborine</text:span><text:span text:style-name="T16">_</text:span><text:span text:style-name="T10">Ionized</text:span><text:span text:style-name="T17">_</text:span><text:span text:style-name="T10">MP2</text:span><text:span text:style-name="T11">(E2)</text:span></text:p>
          </table:table-cell>
          <table:table-cell office:value-type="float" office:value="-234.535747" calcext:value-type="float" table:number-columns-spanned="1" table:number-rows-spanned="2">
            <text:p>-234.535747</text:p>
          </table:table-cell>
          <table:covered-table-cell table:number-columns-repeated="2"/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3_Azaborine</text:span><text:span text:style-name="T9">_</text:span><text:span text:style-name="T10">CCSD</text:span><text:span text:style-name="T11">(E1)</text:span></text:p>
          </table:table-cell>
          <table:table-cell office:value-type="float" office:value="-234.880024" calcext:value-type="float" table:number-columns-spanned="1" table:number-rows-spanned="2">
            <text:p>-234.880024</text:p>
          </table:table-cell>
          <table:table-cell table:style-name="ce2" table:formula="of:=[.B41]-[.B39]" office:value-type="float" office:value="0.294106999999997" calcext:value-type="float" table:number-columns-spanned="1" table:number-rows-spanned="4">
            <text:p>0.294107</text:p>
          </table:table-cell>
          <table:table-cell table:style-name="ce2" table:formula="of:=[.C39]*27.211396" office:value-type="float" office:value="8.00306204337191" calcext:value-type="float" table:number-columns-spanned="1" table:number-rows-spanned="4">
            <text:p>8.003062</text:p>
          </table:table-cell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18">13_Azaborine</text:span><text:span text:style-name="T19">_Ionized_CCSD</text:span><text:span text:style-name="T20">(E2)</text:span></text:p>
          </table:table-cell>
          <table:table-cell office:value-type="float" office:value="-234.585917" calcext:value-type="float" table:number-columns-spanned="1" table:number-rows-spanned="2">
            <text:p>-234.585917</text:p>
          </table:table-cell>
          <table:covered-table-cell table:number-columns-repeated="2"/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3_Azaborine</text:span><text:span text:style-name="T9">_</text:span><text:span text:style-name="T10">CCSDT</text:span><text:span text:style-name="T11">(E1)</text:span></text:p>
          </table:table-cell>
          <table:table-cell office:value-type="float" office:value="-234.917022" calcext:value-type="float" table:number-columns-spanned="1" table:number-rows-spanned="2">
            <text:p>-234.917022</text:p>
          </table:table-cell>
          <table:table-cell table:style-name="ce2" table:formula="of:=[.B45]-[.B43]" office:value-type="float" office:value="0.297681000000011" calcext:value-type="float" table:number-columns-spanned="1" table:number-rows-spanned="4">
            <text:p>0.297681</text:p>
          </table:table-cell>
          <table:table-cell table:style-name="ce2" table:formula="of:=[.C43]*27.211396" office:value-type="float" office:value="8.10031557267631" calcext:value-type="float" table:number-columns-spanned="1" table:number-rows-spanned="4">
            <text:p>8.100316</text:p>
          </table:table-cell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3_Azaborine</text:span><text:span text:style-name="T9">_</text:span><text:span text:style-name="T10">Ionized_CCSDT</text:span><text:span text:style-name="T11">(E2)</text:span></text:p>
          </table:table-cell>
          <table:table-cell office:value-type="float" office:value="-234.619341" calcext:value-type="float" table:number-columns-spanned="1" table:number-rows-spanned="2">
            <text:p>-234.619341</text:p>
          </table:table-cell>
          <table:covered-table-cell table:number-columns-repeated="2"/>
          <table:covered-table-cell table:style-name="ce3"/>
          <table:table-cell table:number-columns-repeated="6"/>
        </table:table-row>
        <table:table-row table:style-name="ro8">
          <table:covered-table-cell table:number-columns-repeated="4"/>
          <table:covered-table-cell table:style-name="ce3"/>
          <table:table-cell table:number-columns-repeated="6"/>
        </table:table-row>
        <table:table-row table:style-name="ro8">
          <table:table-cell table:number-columns-repeated="11"/>
        </table:table-row>
        <table:table-row table:style-name="ro8">
          <table:table-cell office:value-type="string" calcext:value-type="string" table:number-columns-spanned="1" table:number-rows-spanned="2">
            <text:p><text:span text:style-name="T4">14_Azaborine</text:span><text:span text:style-name="T5">_</text:span><text:span text:style-name="T6">HF</text:span><text:span text:style-name="T7">(E1)</text:span></text:p>
          </table:table-cell>
          <table:table-cell office:value-type="float" office:value="-234.066938" calcext:value-type="float" table:number-columns-spanned="1" table:number-rows-spanned="2">
            <text:p>-234.066938</text:p>
          </table:table-cell>
          <table:table-cell table:style-name="ce2" table:formula="of:=[.B50]-[.B48]" office:value-type="float" office:value="0.302327999999989" calcext:value-type="float" table:number-columns-spanned="1" table:number-rows-spanned="4">
            <text:p>0.302328</text:p>
          </table:table-cell>
          <table:table-cell table:style-name="ce2" table:formula="of:=[.C48]*27.211396" office:value-type="float" office:value="8.22676692988769" calcext:value-type="float" table:number-columns-spanned="1" table:number-rows-spanned="4">
            <text:p>8.226767</text:p>
          </table:table-cell>
          <table:table-cell table:number-columns-spanned="1" table:number-rows-spanned="16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4_Azaborine</text:span><text:span text:style-name="T9">_</text:span><text:span text:style-name="T10">Ionized_HF</text:span><text:span text:style-name="T11">(E2)</text:span></text:p>
          </table:table-cell>
          <table:table-cell office:value-type="float" office:value="-233.76461" calcext:value-type="float" table:number-columns-spanned="1" table:number-rows-spanned="2">
            <text:p>-233.76461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4_Azaborine</text:span><text:span text:style-name="T9">_</text:span><text:span text:style-name="T10">MP2</text:span><text:span text:style-name="T11"> (E1)</text:span></text:p>
          </table:table-cell>
          <table:table-cell office:value-type="float" office:value="-234.848216" calcext:value-type="float" table:number-columns-spanned="1" table:number-rows-spanned="2">
            <text:p>-234.848216</text:p>
          </table:table-cell>
          <table:table-cell table:style-name="ce2" table:formula="of:=[.B54]-[.B52]" office:value-type="float" office:value="0.324239000000006" calcext:value-type="float" table:number-columns-spanned="1" table:number-rows-spanned="4">
            <text:p>0.324239</text:p>
          </table:table-cell>
          <table:table-cell table:style-name="ce2" table:formula="of:=[.C52]*27.211396" office:value-type="float" office:value="8.82299582764416" calcext:value-type="float" table:number-columns-spanned="1" table:number-rows-spanned="4">
            <text:p>8.822996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4_Azaborine</text:span><text:span text:style-name="T16">_</text:span><text:span text:style-name="T10">Ionized</text:span><text:span text:style-name="T17">_</text:span><text:span text:style-name="T10">MP2</text:span><text:span text:style-name="T11">(E2)</text:span></text:p>
          </table:table-cell>
          <table:table-cell office:value-type="float" office:value="-234.523977" calcext:value-type="float" table:number-columns-spanned="1" table:number-rows-spanned="2">
            <text:p>-234.523977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4_Azaborine</text:span><text:span text:style-name="T9">_</text:span><text:span text:style-name="T10">CCSD</text:span><text:span text:style-name="T11">(E1)</text:span></text:p>
          </table:table-cell>
          <table:table-cell office:value-type="float" office:value="-234.88933" calcext:value-type="float" table:number-columns-spanned="1" table:number-rows-spanned="2">
            <text:p>-234.88933</text:p>
          </table:table-cell>
          <table:table-cell table:style-name="ce2" table:formula="of:=[.B58]-[.B56]" office:value-type="float" office:value="0.321529999999996" calcext:value-type="float" table:number-columns-spanned="1" table:number-rows-spanned="4">
            <text:p>0.321530</text:p>
          </table:table-cell>
          <table:table-cell table:style-name="ce2" table:formula="of:=[.C56]*27.211396" office:value-type="float" office:value="8.74928015587988" calcext:value-type="float" table:number-columns-spanned="1" table:number-rows-spanned="4">
            <text:p>8.749280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18">14_Azaborine</text:span><text:span text:style-name="T19">_Ionized_CCSD</text:span><text:span text:style-name="T20">(E2)</text:span></text:p>
          </table:table-cell>
          <table:table-cell office:value-type="float" office:value="-234.5678" calcext:value-type="float" table:number-columns-spanned="1" table:number-rows-spanned="2">
            <text:p>-234.5678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4_Azaborine</text:span><text:span text:style-name="T9">_</text:span><text:span text:style-name="T10">CCSDT</text:span><text:span text:style-name="T11">(E1)</text:span></text:p>
          </table:table-cell>
          <table:table-cell office:value-type="float" office:value="-234.92437" calcext:value-type="float" table:number-columns-spanned="1" table:number-rows-spanned="2">
            <text:p>-234.92437</text:p>
          </table:table-cell>
          <table:table-cell table:style-name="ce2" table:formula="of:=[.B62]-[.B60]" office:value-type="float" office:value="0.32220700000002" calcext:value-type="float" table:number-columns-spanned="1" table:number-rows-spanned="4">
            <text:p>0.322207</text:p>
          </table:table-cell>
          <table:table-cell table:style-name="ce2" table:formula="of:=[.C60]*27.211396" office:value-type="float" office:value="8.76770227097255" calcext:value-type="float" table:number-columns-spanned="1" table:number-rows-spanned="4">
            <text:p>8.767702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8">14_Azaborine</text:span><text:span text:style-name="T9">_</text:span><text:span text:style-name="T10">Ionized_CCSDT</text:span><text:span text:style-name="T11">(E2)</text:span></text:p>
          </table:table-cell>
          <table:table-cell office:value-type="float" office:value="-234.602163" calcext:value-type="float" table:number-columns-spanned="1" table:number-rows-spanned="2">
            <text:p>-234.602163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table:number-columns-repeated="11"/>
        </table:table-row>
        <table:table-row table:style-name="ro8">
          <table:table-cell office:value-type="string" calcext:value-type="string" table:number-columns-spanned="1" table:number-rows-spanned="2">
            <text:p><text:span text:style-name="T21">#</text:span><text:span text:style-name="T22">PYBEST RESULTS</text:span><text:span text:style-name="T23">#</text:span><text:span text:style-name="T24">(nroot=4)</text:span></text:p>
          </table:table-cell>
          <table:table-cell table:number-columns-repeated="10"/>
        </table:table-row>
        <table:table-row table:style-name="ro8">
          <table:covered-table-cell/>
          <table:table-cell table:number-columns-repeated="10"/>
        </table:table-row>
        <table:table-row table:style-name="ro8">
          <table:table-cell office:value-type="string" calcext:value-type="string" table:number-columns-spanned="1" table:number-rows-spanned="2">
            <text:p><text:span text:style-name="T25">12_Azaborine</text:span>_HF(Hartree-Fock energy)</text:p>
          </table:table-cell>
          <table:table-cell office:value-type="float" office:value="-234.120488" calcext:value-type="float" table:number-columns-spanned="1" table:number-rows-spanned="2">
            <text:p>-234.120488</text:p>
          </table:table-cell>
          <table:table-cell table:number-columns-repeated="9"/>
        </table:table-row>
        <table:table-row table:style-name="ro8">
          <table:covered-table-cell table:number-columns-repeated="2"/>
          <table:table-cell table:number-columns-repeated="9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2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435667" calcext:value-type="float" table:number-columns-spanned="1" table:number-rows-spanned="2">
            <text:p>-234.435667</text:p>
          </table:table-cell>
          <table:table-cell table:style-name="ce2" table:formula="of:=[.B71]-[.B69]" office:value-type="float" office:value="0.244016999999985" calcext:value-type="float" table:number-columns-spanned="1" table:number-rows-spanned="4">
            <text:p>0.244017</text:p>
          </table:table-cell>
          <table:table-cell office:value-type="float" office:value="6.640027" calcext:value-type="float" table:number-columns-spanned="1" table:number-rows-spanned="4">
            <text:p>6.640027</text:p>
          </table:table-cell>
          <table:table-cell table:number-columns-spanned="1" table:number-rows-spanned="16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2_Azaborine</text:span><text:span text:style-name="T30">_</text:span><text:span text:style-name="T31">Ionized</text:span><text:span text:style-name="T32">1</text:span><text:span text:style-name="T30">_</text:span><text:span text:style-name="T31">ROOpCCD</text:span><text:span text:style-name="T30">(E2)</text:span></text:p>
          </table:table-cell>
          <table:table-cell office:value-type="float" office:value="-234.19165" calcext:value-type="float" table:number-columns-spanned="1" table:number-rows-spanned="2">
            <text:p>-234.19165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2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435667" calcext:value-type="float" table:number-columns-spanned="1" table:number-rows-spanned="2">
            <text:p>-234.435667</text:p>
          </table:table-cell>
          <table:table-cell table:style-name="ce2" table:formula="of:=[.B75]-[.B73]" office:value-type="float" office:value="0.29884899999999" calcext:value-type="float" table:number-columns-spanned="1" table:number-rows-spanned="4">
            <text:p>0.298849</text:p>
          </table:table-cell>
          <table:table-cell office:value-type="float" office:value="8.132085" calcext:value-type="float" table:number-columns-spanned="1" table:number-rows-spanned="4">
            <text:p>8.132085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2_Azaborine</text:span><text:span text:style-name="T30">_</text:span><text:span text:style-name="T31">Ionized</text:span><text:span text:style-name="T32">2</text:span><text:span text:style-name="T30">_</text:span><text:span text:style-name="T31">ROOpCCD</text:span><text:span text:style-name="T30">(E2)</text:span></text:p>
          </table:table-cell>
          <table:table-cell office:value-type="float" office:value="-234.136818" calcext:value-type="float" table:number-columns-spanned="1" table:number-rows-spanned="2">
            <text:p>-234.136818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2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435667" calcext:value-type="float" table:number-columns-spanned="1" table:number-rows-spanned="2">
            <text:p>-234.435667</text:p>
          </table:table-cell>
          <table:table-cell table:style-name="ce2" table:formula="of:=[.B79]-[.B77]" office:value-type="float" office:value="0.357980999999995" calcext:value-type="float" table:number-columns-spanned="1" table:number-rows-spanned="4">
            <text:p>0.357981</text:p>
          </table:table-cell>
          <table:table-cell office:value-type="float" office:value="9.741144" calcext:value-type="float" table:number-columns-spanned="1" table:number-rows-spanned="4">
            <text:p>9.741144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2_Azaborine</text:span><text:span text:style-name="T30">_</text:span><text:span text:style-name="T31">Ionized</text:span><text:span text:style-name="T32">3</text:span><text:span text:style-name="T30">_</text:span><text:span text:style-name="T31">ROOpCCD</text:span><text:span text:style-name="T30">(E2)</text:span></text:p>
          </table:table-cell>
          <table:table-cell office:value-type="float" office:value="-234.077686" calcext:value-type="float" table:number-columns-spanned="1" table:number-rows-spanned="2">
            <text:p>-234.077686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2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435667" calcext:value-type="float" table:number-columns-spanned="1" table:number-rows-spanned="2">
            <text:p>-234.435667</text:p>
          </table:table-cell>
          <table:table-cell table:style-name="ce2" table:formula="of:=[.B83]-[.B81]" office:value-type="float" office:value="0.385654999999986" calcext:value-type="float" table:number-columns-spanned="1" table:number-rows-spanned="4">
            <text:p>0.385655</text:p>
          </table:table-cell>
          <table:table-cell office:value-type="float" office:value="10.49421" calcext:value-type="float" table:number-columns-spanned="1" table:number-rows-spanned="4">
            <text:p>10.49421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2_Azaborine</text:span><text:span text:style-name="T30">_</text:span><text:span text:style-name="T31">Ionized</text:span><text:span text:style-name="T32">4</text:span><text:span text:style-name="T30">_</text:span><text:span text:style-name="T31">ROOpCCD</text:span><text:span text:style-name="T30">(E2)</text:span></text:p>
          </table:table-cell>
          <table:table-cell office:value-type="float" office:value="-234.050012" calcext:value-type="float" table:number-columns-spanned="1" table:number-rows-spanned="2">
            <text:p>-234.050012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table:number-columns-repeated="11"/>
        </table:table-row>
        <table:table-row table:style-name="ro8">
          <table:table-cell office:value-type="string" calcext:value-type="string" table:number-columns-spanned="1" table:number-rows-spanned="2">
            <text:p><text:span text:style-name="T33">13_Azaborine</text:span><text:span text:style-name="T34">_HF(Hartree-Fock energy)</text:span></text:p>
          </table:table-cell>
          <table:table-cell office:value-type="float" office:value="-234.049956" calcext:value-type="float" table:number-columns-spanned="1" table:number-rows-spanned="2">
            <text:p>-234.049956</text:p>
          </table:table-cell>
          <table:table-cell table:number-columns-repeated="9"/>
        </table:table-row>
        <table:table-row table:style-name="ro8">
          <table:covered-table-cell table:number-columns-repeated="2"/>
          <table:table-cell table:number-columns-repeated="9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3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354232" calcext:value-type="float" table:number-columns-spanned="1" table:number-rows-spanned="2">
            <text:p>-234.354232</text:p>
          </table:table-cell>
          <table:table-cell table:style-name="ce2" table:formula="of:=[.B90]-[.B88]" office:value-type="float" office:value="0.23219499999999" calcext:value-type="float" table:number-columns-spanned="1" table:number-rows-spanned="4">
            <text:p>0.232195</text:p>
          </table:table-cell>
          <table:table-cell office:value-type="float" office:value="6.318368" calcext:value-type="float" table:number-columns-spanned="1" table:number-rows-spanned="4">
            <text:p>6.318368</text:p>
          </table:table-cell>
          <table:table-cell table:number-columns-spanned="1" table:number-rows-spanned="16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3_Azaborine</text:span><text:span text:style-name="T30">_</text:span><text:span text:style-name="T31">Ionized</text:span><text:span text:style-name="T32">1</text:span><text:span text:style-name="T30">_</text:span><text:span text:style-name="T31">ROOpCCD</text:span><text:span text:style-name="T30">(E2)</text:span></text:p>
          </table:table-cell>
          <table:table-cell office:value-type="float" office:value="-234.122037" calcext:value-type="float" table:number-columns-spanned="1" table:number-rows-spanned="2">
            <text:p>-234.122037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3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354232" calcext:value-type="float" table:number-columns-spanned="1" table:number-rows-spanned="2">
            <text:p>-234.354232</text:p>
          </table:table-cell>
          <table:table-cell table:style-name="ce2" table:formula="of:=[.B94]-[.B92]" office:value-type="float" office:value="0.284579000000008" calcext:value-type="float" table:number-columns-spanned="1" table:number-rows-spanned="4">
            <text:p>0.284579</text:p>
          </table:table-cell>
          <table:table-cell office:value-type="float" office:value="7.743787" calcext:value-type="float" table:number-columns-spanned="1" table:number-rows-spanned="4">
            <text:p>7.743787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3_Azaborine</text:span><text:span text:style-name="T30">_</text:span><text:span text:style-name="T31">Ionized</text:span><text:span text:style-name="T32">2</text:span><text:span text:style-name="T30">_</text:span><text:span text:style-name="T31">ROOpCCD</text:span><text:span text:style-name="T30">(E2)</text:span></text:p>
          </table:table-cell>
          <table:table-cell office:value-type="float" office:value="-234.069653" calcext:value-type="float" table:number-columns-spanned="1" table:number-rows-spanned="2">
            <text:p>-234.069653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3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354232" calcext:value-type="float" table:number-columns-spanned="1" table:number-rows-spanned="2">
            <text:p>-234.354232</text:p>
          </table:table-cell>
          <table:table-cell table:style-name="ce2" table:formula="of:=[.B98]-[.B96]" office:value-type="float" office:value="0.341199999999986" calcext:value-type="float" table:number-columns-spanned="1" table:number-rows-spanned="4">
            <text:p>0.341200</text:p>
          </table:table-cell>
          <table:table-cell office:value-type="float" office:value="9.284526" calcext:value-type="float" table:number-columns-spanned="1" table:number-rows-spanned="4">
            <text:p>9.284526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3_Azaborine</text:span><text:span text:style-name="T30">_</text:span><text:span text:style-name="T31">Ionized</text:span><text:span text:style-name="T32">3</text:span><text:span text:style-name="T30">_</text:span><text:span text:style-name="T31">ROOpCCD</text:span><text:span text:style-name="T30">(E2)</text:span></text:p>
          </table:table-cell>
          <table:table-cell office:value-type="float" office:value="-234.013032" calcext:value-type="float" table:number-columns-spanned="1" table:number-rows-spanned="2">
            <text:p>-234.013032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3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354232" calcext:value-type="float" table:number-columns-spanned="1" table:number-rows-spanned="2">
            <text:p>-234.354232</text:p>
          </table:table-cell>
          <table:table-cell table:style-name="ce2" table:formula="of:=[.B102]-[.B100]" office:value-type="float" office:value="0.356186000000008" calcext:value-type="float" table:number-columns-spanned="1" table:number-rows-spanned="4">
            <text:p>0.356186</text:p>
          </table:table-cell>
          <table:table-cell office:value-type="float" office:value="9.692327" calcext:value-type="float" table:number-columns-spanned="1" table:number-rows-spanned="4">
            <text:p>9.692327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3_Azaborine</text:span><text:span text:style-name="T30">_</text:span><text:span text:style-name="T31">Ionized</text:span><text:span text:style-name="T32">4</text:span><text:span text:style-name="T30">_</text:span><text:span text:style-name="T31">ROOpCCD</text:span><text:span text:style-name="T30">(E2)</text:span></text:p>
          </table:table-cell>
          <table:table-cell office:value-type="float" office:value="-233.998046" calcext:value-type="float" table:number-columns-spanned="1" table:number-rows-spanned="2">
            <text:p>-233.998046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table:number-columns-repeated="11"/>
        </table:table-row>
        <table:table-row table:style-name="ro8">
          <table:table-cell office:value-type="string" calcext:value-type="string" table:number-columns-spanned="1" table:number-rows-spanned="2">
            <text:p><text:span text:style-name="T25">14_Azaborine</text:span>_HF(Hartree-Fock Energy)</text:p>
          </table:table-cell>
          <table:table-cell office:value-type="float" office:value="-234.066938" calcext:value-type="float" table:number-columns-spanned="1" table:number-rows-spanned="2">
            <text:p>-234.066938</text:p>
          </table:table-cell>
          <table:table-cell table:number-columns-repeated="9"/>
        </table:table-row>
        <table:table-row table:style-name="ro8">
          <table:covered-table-cell table:number-columns-repeated="2"/>
          <table:table-cell table:number-columns-repeated="9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4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380181" calcext:value-type="float" table:number-columns-spanned="1" table:number-rows-spanned="2">
            <text:p>-234.380181</text:p>
          </table:table-cell>
          <table:table-cell table:style-name="ce2" table:formula="of:=[.B109]-[.B107]" office:value-type="float" office:value="0.25377499999999" calcext:value-type="float" table:number-columns-spanned="1" table:number-rows-spanned="4">
            <text:p>0.253775</text:p>
          </table:table-cell>
          <table:table-cell office:value-type="float" office:value="6.905581" calcext:value-type="float" table:number-columns-spanned="1" table:number-rows-spanned="4">
            <text:p>6.905581</text:p>
          </table:table-cell>
          <table:table-cell table:number-columns-spanned="1" table:number-rows-spanned="16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4_Azaborine</text:span><text:span text:style-name="T30">_</text:span><text:span text:style-name="T31">Ionized</text:span><text:span text:style-name="T32">1</text:span><text:span text:style-name="T30">_</text:span><text:span text:style-name="T31">ROOpCCD</text:span><text:span text:style-name="T30">(E2)</text:span></text:p>
          </table:table-cell>
          <table:table-cell office:value-type="float" office:value="-234.126406" calcext:value-type="float" table:number-columns-spanned="1" table:number-rows-spanned="2">
            <text:p>-234.126406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4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380181" calcext:value-type="float" table:number-columns-spanned="1" table:number-rows-spanned="2">
            <text:p>-234.380181</text:p>
          </table:table-cell>
          <table:table-cell table:style-name="ce2" table:formula="of:=[.B113]-[.B111]" office:value-type="float" office:value="0.279128999999983" calcext:value-type="float" table:number-columns-spanned="1" table:number-rows-spanned="4">
            <text:p>0.279129</text:p>
          </table:table-cell>
          <table:table-cell office:value-type="float" office:value="7.595509" calcext:value-type="float" table:number-columns-spanned="1" table:number-rows-spanned="4">
            <text:p>7.595509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4_Azaborine</text:span><text:span text:style-name="T30">_</text:span><text:span text:style-name="T31">Ionized</text:span><text:span text:style-name="T32">2</text:span><text:span text:style-name="T30">_</text:span><text:span text:style-name="T31">ROOpCCD</text:span><text:span text:style-name="T30">(E2)</text:span></text:p>
          </table:table-cell>
          <table:table-cell office:value-type="float" office:value="-234.101052" calcext:value-type="float" table:number-columns-spanned="1" table:number-rows-spanned="2">
            <text:p>-234.101052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4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380181" calcext:value-type="float" table:number-columns-spanned="1" table:number-rows-spanned="2">
            <text:p>-234.380181</text:p>
          </table:table-cell>
          <table:table-cell table:style-name="ce2" table:formula="of:=[.B117]-[.B115]" office:value-type="float" office:value="0.341761999999989" calcext:value-type="float" table:number-columns-spanned="1" table:number-rows-spanned="4">
            <text:p>0.341762</text:p>
          </table:table-cell>
          <table:table-cell office:value-type="float" office:value="9.299839" calcext:value-type="float" table:number-columns-spanned="1" table:number-rows-spanned="4">
            <text:p>9.299839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4_Azaborine</text:span><text:span text:style-name="T30">_</text:span><text:span text:style-name="T31">Ionized</text:span><text:span text:style-name="T32">3</text:span><text:span text:style-name="T30">_</text:span><text:span text:style-name="T31">ROOpCCD</text:span><text:span text:style-name="T30">(E2)</text:span></text:p>
          </table:table-cell>
          <table:table-cell office:value-type="float" office:value="-234.038419" calcext:value-type="float" table:number-columns-spanned="1" table:number-rows-spanned="2">
            <text:p>-234.038419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6">14_Azaborine</text:span><text:span text:style-name="T27">_</text:span><text:span text:style-name="T28">ROOpCCD</text:span><text:span text:style-name="T27">(E1)</text:span></text:p>
          </table:table-cell>
          <table:table-cell office:value-type="float" office:value="-234.380181" calcext:value-type="float" table:number-columns-spanned="1" table:number-rows-spanned="2">
            <text:p>-234.380181</text:p>
          </table:table-cell>
          <table:table-cell table:style-name="ce2" table:formula="of:=[.B121]-[.B119]" office:value-type="float" office:value="0.350688999999988" calcext:value-type="float" table:number-columns-spanned="1" table:number-rows-spanned="4">
            <text:p>0.350689</text:p>
          </table:table-cell>
          <table:table-cell office:value-type="float" office:value="9.54274" calcext:value-type="float" table:number-columns-spanned="1" table:number-rows-spanned="4">
            <text:p>9.54274</text:p>
          </table:table-cell>
          <table:covered-table-cell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  <table:table-row table:style-name="ro8">
          <table:table-cell office:value-type="string" calcext:value-type="string" table:number-columns-spanned="1" table:number-rows-spanned="2">
            <text:p><text:span text:style-name="T29">14_Azaborine</text:span><text:span text:style-name="T30">_</text:span><text:span text:style-name="T31">Ionized</text:span><text:span text:style-name="T32">4</text:span><text:span text:style-name="T30">_</text:span><text:span text:style-name="T31">ROOpCCD</text:span><text:span text:style-name="T30">(E2)</text:span></text:p>
          </table:table-cell>
          <table:table-cell office:value-type="float" office:value="-234.029492" calcext:value-type="float" table:number-columns-spanned="1" table:number-rows-spanned="2">
            <text:p>-234.029492</text:p>
          </table:table-cell>
          <table:covered-table-cell table:number-columns-repeated="3"/>
          <table:table-cell table:number-columns-repeated="6"/>
        </table:table-row>
        <table:table-row table:style-name="ro8">
          <table:covered-table-cell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7" loext:min-decimal-places="7" number:min-integer-digits="1" number:grouping="true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1:29:04.015256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18:55:19.606539487</meta:creation-date>
    <dc:date>2024-05-07T12:44:47.739678780</dc:date>
    <meta:editing-duration>P1DT8H3M12S</meta:editing-duration>
    <meta:editing-cycles>84</meta:editing-cycles>
    <meta:generator>LibreOffice/6.4.7.2$Linux_X86_64 LibreOffice_project/40$Build-2</meta:generator>
    <meta:document-statistic meta:table-count="1" meta:cell-count="208" meta:object-count="0"/>
  </office:meta>
</office:document-meta>
</file>